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Noto" svg:font-family="Noto, 'Open Sans', 'Helvetica Neue', Helvetica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00aa8" officeooo:paragraph-rsid="00200aa8"/>
    </style:style>
    <style:style style:name="P2" style:family="paragraph" style:parent-style-name="Standard">
      <style:text-properties officeooo:rsid="0022ef4a" officeooo:paragraph-rsid="0022ef4a"/>
    </style:style>
    <style:style style:name="P3" style:family="paragraph" style:parent-style-name="Standard">
      <style:text-properties fo:font-size="14pt" fo:font-weight="bold" officeooo:rsid="0022ef4a" officeooo:paragraph-rsid="0022ef4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2ef4a" officeooo:paragraph-rsid="0022ef4a" fo:background-color="#fff200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2ef4a" officeooo:paragraph-rsid="0022ef4a" fo:background-color="#bce4e5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2ef4a" officeooo:paragraph-rsid="0022ef4a" fo:background-color="#add58a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50800" officeooo:paragraph-rsid="00250800" fo:background-color="#fffff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8185b" officeooo:paragraph-rsid="0028185b" fo:background-color="#ffffff" style:font-size-asian="12.25pt" style:font-weight-asian="bold" style:font-size-complex="14pt" style:font-weight-complex="bold"/>
    </style:style>
    <style:style style:name="P9" style:family="paragraph" style:parent-style-name="Standard">
      <style:text-properties officeooo:rsid="0023f6a5" officeooo:paragraph-rsid="0023f6a5" fo:background-color="#ffffff"/>
    </style:style>
    <style:style style:name="P10" style:family="paragraph" style:parent-style-name="Standard">
      <style:text-properties officeooo:rsid="00244803" officeooo:paragraph-rsid="00244803" fo:background-color="#ffffff"/>
    </style:style>
    <style:style style:name="P11" style:family="paragraph" style:parent-style-name="Standard">
      <style:text-properties officeooo:rsid="00242fb7" officeooo:paragraph-rsid="00242fb7"/>
    </style:style>
    <style:style style:name="P12" style:family="paragraph" style:parent-style-name="Standard">
      <style:text-properties officeooo:rsid="00244803" officeooo:paragraph-rsid="00244803" fo:background-color="#bce4e5"/>
    </style:style>
    <style:style style:name="P13" style:family="paragraph" style:parent-style-name="Standard">
      <style:text-properties fo:font-size="12pt" fo:font-weight="bold" officeooo:rsid="00250800" officeooo:paragraph-rsid="00250800" fo:background-color="#ffffff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normal" officeooo:rsid="00250800" officeooo:paragraph-rsid="00250800" fo:background-color="#ffffff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626b0" officeooo:paragraph-rsid="002626b0" fo:background-color="#ffffff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8185b" officeooo:paragraph-rsid="002626b0" fo:background-color="#ffffff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95046" officeooo:paragraph-rsid="00295046" fo:background-color="#fffff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9a946" officeooo:paragraph-rsid="0029a946" fo:background-color="#ffffff" style:font-size-asian="12pt" style:font-weight-asian="normal" style:font-size-complex="12pt" style:font-weight-complex="normal"/>
    </style:style>
    <style:style style:name="P19" style:family="paragraph" style:parent-style-name="Standard">
      <style:text-properties officeooo:rsid="0023f6a5" officeooo:paragraph-rsid="0023f6a5" fo:background-color="#bce4e5"/>
    </style:style>
    <style:style style:name="P20" style:family="paragraph" style:parent-style-name="Standard">
      <style:text-properties officeooo:rsid="0022ef4a" officeooo:paragraph-rsid="0023f6a5" fo:background-color="#fff200"/>
    </style:style>
    <style:style style:name="P21" style:family="paragraph" style:parent-style-name="Standard">
      <style:text-properties fo:font-size="12pt" fo:font-weight="normal" officeooo:rsid="00295046" officeooo:paragraph-rsid="00295046" fo:background-color="#ffffff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b770c" officeooo:paragraph-rsid="002b770c" fo:background-color="#ffffff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29fde9" officeooo:paragraph-rsid="002b770c" fo:background-color="#ffffff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2cf0c4" officeooo:paragraph-rsid="002cf0c4" fo:background-color="#ffffff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2dda2d" officeooo:paragraph-rsid="002dda2d" fo:background-color="#ffffff" style:font-size-asian="10.5pt" style:font-weight-asian="normal" style:font-size-complex="12pt" style:font-weight-complex="normal"/>
    </style:style>
    <style:style style:name="P26" style:family="paragraph" style:parent-style-name="Standard">
      <style:text-properties officeooo:paragraph-rsid="002cf0c4"/>
    </style:style>
    <style:style style:name="P27" style:family="paragraph" style:parent-style-name="Standard">
      <style:text-properties officeooo:paragraph-rsid="002dda2d"/>
    </style:style>
    <style:style style:name="P28" style:family="paragraph" style:parent-style-name="Standard">
      <style:text-properties officeooo:rsid="002dda2d" officeooo:paragraph-rsid="002dda2d"/>
    </style:style>
    <style:style style:name="P29" style:family="paragraph" style:parent-style-name="Standard">
      <style:text-properties fo:font-size="14pt" fo:font-weight="bold" officeooo:rsid="002dda2d" officeooo:paragraph-rsid="002dda2d" fo:background-color="#ffffff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000000" fo:font-size="12pt" fo:font-weight="normal" officeooo:rsid="002f829e" officeooo:paragraph-rsid="002f829e" fo:background-color="#ffffff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color="#000000" fo:font-size="12pt" fo:font-weight="normal" officeooo:paragraph-rsid="002f829e"/>
    </style:style>
    <style:style style:name="P32" style:family="paragraph" style:parent-style-name="Standard">
      <style:text-properties fo:color="#000000" style:font-name="Liberation Serif" fo:font-size="12pt" fo:font-weight="normal" officeooo:rsid="002f829e" officeooo:paragraph-rsid="002f829e" fo:background-color="#ffffff" style:font-size-asian="10.5pt" style:font-size-complex="12pt"/>
    </style:style>
    <style:style style:name="P33" style:family="paragraph" style:parent-style-name="Standard">
      <style:text-properties fo:color="#000000" style:font-name="Liberation Serif" fo:font-size="12pt" fo:font-weight="normal" officeooo:rsid="002fc676" officeooo:paragraph-rsid="002fc676" fo:background-color="#ffffff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color="#000000" style:font-name="Liberation Serif" fo:font-size="12pt" fo:font-weight="bold" officeooo:rsid="002fc676" officeooo:paragraph-rsid="002fc676" fo:background-color="#ffffff" style:font-size-asian="10.5pt" style:font-weight-asian="bold" style:font-size-complex="12pt" style:font-weight-complex="bold"/>
    </style:style>
    <style:style style:name="P35" style:family="paragraph" style:parent-style-name="Standard">
      <style:text-properties fo:color="#000000" style:font-name="Liberation Serif" fo:font-size="14pt" fo:font-weight="bold" officeooo:rsid="002fc676" officeooo:paragraph-rsid="002fc676" fo:background-color="#ffffff" style:font-size-asian="12.25pt" style:font-weight-asian="bold" style:font-size-complex="14pt" style:font-weight-complex="bold"/>
    </style:style>
    <style:style style:name="T1" style:family="text">
      <style:text-properties officeooo:rsid="0022ef4a"/>
    </style:style>
    <style:style style:name="T2" style:family="text">
      <style:text-properties officeooo:rsid="0023f6a5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22ef4a" fo:background-color="#fff200" loext:char-shading-value="0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2f829e" fo:background-color="#fff200" loext:char-shading-value="0" style:font-size-asian="10.5pt" style:font-weight-asian="normal" style:font-size-complex="12pt" style:font-weight-complex="normal"/>
    </style:style>
    <style:style style:name="T7" style:family="text">
      <style:text-properties fo:background-color="#ffffff" loext:char-shading-value="0"/>
    </style:style>
    <style:style style:name="T8" style:family="text">
      <style:text-properties officeooo:rsid="0023f6a5" fo:background-color="#ffffff" loext:char-shading-value="0"/>
    </style:style>
    <style:style style:name="T9" style:family="text">
      <style:text-properties officeooo:rsid="00244803" fo:background-color="#ffffff" loext:char-shading-value="0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2f829e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fo:background-color="#add58a" loext:char-shading-value="0"/>
    </style:style>
    <style:style style:name="T13" style:family="text">
      <style:text-properties fo:background-color="#add58a" loext:char-shading-value="0"/>
    </style:style>
    <style:style style:name="T14" style:family="text">
      <style:text-properties officeooo:rsid="0029fde9"/>
    </style:style>
    <style:style style:name="T15" style:family="text">
      <style:text-properties officeooo:rsid="002b770c"/>
    </style:style>
    <style:style style:name="T16" style:family="text">
      <style:text-properties officeooo:rsid="002dda2d"/>
    </style:style>
    <style:style style:name="T17" style:family="text">
      <style:text-properties fo:font-size="12pt" fo:font-weight="normal" officeooo:rsid="002d51c3" fo:background-color="#ffffff" loext:char-shading-value="0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2cf0c4" fo:background-color="#ffffff" loext:char-shading-value="0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2dda2d" fo:background-color="#ffffff" loext:char-shading-value="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42729" style:font-name="Arial" fo:font-size="11.25pt" fo:letter-spacing="normal" fo:font-style="normal" fo:font-weight="normal" fo:background-color="#fff200" loext:char-shading-value="0"/>
    </style:style>
    <style:style style:name="T21" style:family="text">
      <style:text-properties fo:font-variant="normal" fo:text-transform="none" fo:color="#555555" fo:letter-spacing="normal" fo:font-style="normal" style:font-weight-asian="normal" style:font-weight-complex="normal"/>
    </style:style>
    <style:style style:name="T22" style:family="text">
      <style:text-properties fo:font-variant="normal" fo:text-transform="none" fo:color="#555555" fo:letter-spacing="normal" fo:font-style="normal" officeooo:rsid="002fc676" style:font-weight-asian="normal" style:font-weight-complex="normal"/>
    </style:style>
    <style:style style:name="T23" style:family="text">
      <style:text-properties fo:font-variant="normal" fo:text-transform="none" fo:letter-spacing="normal" fo:font-style="normal"/>
    </style:style>
    <style:style style:name="T24" style:family="text">
      <style:text-properties fo:font-variant="normal" fo:text-transform="none" fo:letter-spacing="normal" fo:font-style="normal" style:font-weight-asian="normal" style:font-weight-complex="normal"/>
    </style:style>
    <style:style style:name="T25" style:family="text">
      <style:text-properties fo:font-variant="normal" fo:text-transform="none" fo:letter-spacing="normal" fo:font-style="normal" officeooo:rsid="002fc676" style:font-weight-asian="normal" style:font-weight-complex="normal"/>
    </style:style>
    <style:style style:name="T26" style:family="text">
      <style:text-properties fo:font-variant="normal" fo:text-transform="none" fo:letter-spacing="normal" fo:font-style="normal" officeooo:rsid="002fc676"/>
    </style:style>
    <style:style style:name="T27" style:family="text">
      <style:text-properties fo:font-variant="normal" fo:text-transform="none" fo:letter-spacing="normal" fo:font-style="normal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10"/><text:span text:style-name="T7"><text:s/>- </text:span><text:span text:style-name="T8">copied from the net</text:span></text:p>
      <text:p text:style-name="P5"><text:span text:style-name="T2"><text:s text:c="10"/></text:span><text:span text:style-name="T8"><text:s/>- not sure if needed</text:span></text:p>
      <text:p text:style-name="P6"><text:span text:style-name="T2"><text:s text:c="10"/></text:span><text:span text:style-name="T8"><text:s/></text:span><text:span text:style-name="T9">- not sure</text:span></text:p>
      <text:p text:style-name="P3"/>
      <text:p text:style-name="P3"/>
      <text:p text:style-name="P3">INTRODUCTION</text:p>
      <text:p text:style-name="P1">WWW was invented in 1989 by Tim Berners-Lee who is british scientist in CERN <text:span text:style-name="T1"><text:s/>to spread scientific discovery to other researchers </text:span><text:span text:style-name="T4">around the world</text:span></text:p>
      <text:p text:style-name="P9"><text:s/></text:p>
      <text:p text:style-name="P19">The early web resources are in text form</text:p>
      <text:p text:style-name="P20"/>
      <text:p text:style-name="P2">WWW <text:span text:style-name="T2">was created by the</text:span> combination of HTTP, HTML, URL</text:p>
      <text:p text:style-name="P1"/>
      <text:p text:style-name="P1">WWW – <text:span text:style-name="T1">collection of web researches</text:span></text:p>
      <text:p text:style-name="P1"/>
      <text:p text:style-name="P11">static website – The resources already exist in the web server</text:p>
      <text:p text:style-name="P11">dynamic website – produce resource on the fly (ex. Google image search)</text:p>
      <text:p text:style-name="P11"/>
      <text:p text:style-name="P11">application -web servers (hosting or storing)</text:p>
      <text:p text:style-name="P11"><text:tab/> <text:s text:c="6"/>- wait connection of clients</text:p>
      <text:p text:style-name="P11"><text:tab/> <text:s text:c="6"/>-web client (browser)</text:p>
      <text:p text:style-name="P11"/>
      <text:p text:style-name="P12">Web crawler (“spider”) - crawl the web and harvest information</text:p>
      <text:p text:style-name="P12"/>
      <text:p text:style-name="P10">internet – Global network / <text:span text:style-name="T12">network of things</text:span></text:p>
      <text:p text:style-name="P10">inter – across</text:p>
      <text:p text:style-name="P10">network – connection</text:p>
      <text:p text:style-name="P10"/>
      <text:p text:style-name="P10"/>
      <text:p text:style-name="P7">URL</text:p>
      <text:p text:style-name="P13"/>
      <text:p text:style-name="P14">URL address</text:p>
      <text:p text:style-name="P14">-scheme / protocol(type of protocol)</text:p>
      <text:p text:style-name="P14">-domain name / host name(IP)</text:p>
      <text:p text:style-name="P14">-</text:p>
      <text:p text:style-name="P14"/>
      <text:p text:style-name="P15">DNS -allows change name of the IP</text:p>
      <text:p text:style-name="P16"/>
      <text:p text:style-name="P8">HTTP</text:p>
      <text:p text:style-name="P17">HTTP was invented by TimBerners-Lee at CERN 1989</text:p>
      <text:p text:style-name="P17">HTTP was jointly developed by W3c and IETF(Internet Research Task Force)</text:p>
      <text:p text:style-name="P17"/>
      <text:p text:style-name="P18">---OSI model---(kay sir GAB)</text:p>
      <text:p text:style-name="P18"/>
      <text:p text:style-name="P18">HTTP 0.9(1991)</text:p>
      <text:p text:style-name="P18"/>
      <text:p text:style-name="P18"/>
      <text:p text:style-name="P23"><text:soft-page-break/>HTTP 1.0 <text:span text:style-name="T15">(1996)</text:span></text:p>
      <text:p text:style-name="P23">have 3 methods</text:p>
      <text:p text:style-name="P17">-<text:span text:style-name="T14">GET, HEAD, POST</text:span></text:p>
      <text:p text:style-name="P17"/>
      <text:p text:style-name="P22">HTTP 1.1 (1999 -2014)</text:p>
      <text:p text:style-name="P27"><text:span text:style-name="T17">persistent connection(HTTP keep-alive) – </text:span><text:bookmark text:name="90d6"/><text:span text:style-name="T5">Keep-alive connections allow the client and server to use the same TCP connection to send and receive multiple HTTP requests and responses.</text:span> <text:span text:style-name="T16">(3 way handshake)</text:span></text:p>
      <text:p text:style-name="P22"/>
      <text:p text:style-name="P24">HTTP 2</text:p>
      <text:p text:style-name="P24">-comes from GOOGLE SPDY-</text:p>
      <text:p text:style-name="P24">-Heading compression </text:p>
      <text:p text:style-name="P24">-Server push to lessen the page </text:p>
      <text:p text:style-name="P26"><text:span text:style-name="T18">-</text:span><text:span text:style-name="T19">pipelining request - </text:span><text:span text:style-name="T20">allows the requests responses to be split into chunks and be returned in an intermingled fashion so avoiding head of line blocking.</text:span><text:span text:style-name="T5"> </text:span></text:p>
      <text:p text:style-name="P28"><text:span text:style-name="T10">-transfer of data</text:span><text:span text:style-name="T13">(optimized)</text:span></text:p>
      <text:p text:style-name="P28"><text:span text:style-name="T13"/></text:p>
      <text:p text:style-name="P29">FUNDAMENTAL</text:p>
      <text:p text:style-name="P25">- HTTP typically runs on top of TCP/IP using TCP port by default or TCP port 443 for HTTPS (HTTP over SSL/TLS)</text:p>
      <text:p text:style-name="P25"/>
      <text:p text:style-name="P25">IANA is a department for ICANN</text:p>
      <text:p text:style-name="P30">IANA – a department <text:span text:style-name="T3">responsible for coordinating key elements to keep the internet run smoothly</text:span></text:p>
      <text:p text:style-name="P31"><text:span text:style-name="T11"><text:tab/>- </text:span><text:span text:style-name="T6">allocate and maintain codes and numbering system that are used in technical standards that drive the internet</text:span></text:p>
      <text:p text:style-name="P32"><text:span text:style-name="T24">-Domain Names</text:span></text:p>
      <text:p text:style-name="P32"><text:span text:style-name="T24">-</text:span><text:span text:style-name="T25">Number Resources</text:span></text:p>
      <text:p text:style-name="P32"><text:span text:style-name="T25">-Protocol Assginment</text:span></text:p>
      <text:p text:style-name="P32"><text:span text:style-name="T25"/></text:p>
      <text:p text:style-name="P35"><text:span text:style-name="T23">SERVERS</text:span></text:p>
      <text:p text:style-name="P33"><text:span text:style-name="T23">-origin servers</text:span></text:p>
      <text:p text:style-name="P33"><text:span text:style-name="T23">-proxy servers, gateways, tunnels</text:span></text:p>
      <text:p text:style-name="P33"><text:span text:style-name="T23"/></text:p>
      <text:p text:style-name="P35"><text:span text:style-name="T23">CLIENTS</text:span></text:p>
      <text:p text:style-name="P34"><text:span text:style-name="T23">-</text:span><text:span text:style-name="T27">aka user agents (UA)</text:span></text:p>
      <text:p text:style-name="P34"><text:span text:style-name="T27">-web browsers, web crawlers/spiders, other user tools and application</text:span></text:p>
      <text:p text:style-name="P34"><text:span text:style-name="T27"/></text:p>
      <text:p text:style-name="P34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Noto" svg:font-family="Noto, 'Open Sans', 'Helvetica Neue', Helvetica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5:25:31.290000000</meta:creation-date>
    <dc:date>2018-02-20T11:36:58.306000000</dc:date>
    <meta:editing-duration>PT4H42M53S</meta:editing-duration>
    <meta:editing-cycles>2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54" meta:word-count="337" meta:character-count="2121" meta:non-whitespace-character-count="1776"/>
  </office:meta>
</office:document-meta>
</file>